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Segoe UI" svg:font-family="&quot;Segoe UI&quot;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="thin solid #000000" style:vertical-align="automatic" fo:background-color="#C0C0C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style:font-family-generic="swiss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#70AD47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Segoe UI" style:font-name-asian="Segoe UI" style:font-name-complex="Segoe UI" fo:font-size="8pt" style:font-size-asian="8pt" style:font-size-complex="8pt" style:font-family-generic="swiss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#70AD47"/>
      <style:text-properties style:font-name="Segoe UI" style:font-name-asian="Segoe UI" style:font-name-complex="Segoe UI" fo:font-size="8pt" style:font-size-asian="8pt" style:font-size-complex="8pt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#FF0000"/>
      <style:text-properties style:font-name="Segoe UI" style:font-name-asian="Segoe UI" style:font-name-complex="Segoe UI" fo:font-size="8pt" style:font-size-asian="8pt" style:font-size-complex="8pt" style:font-family-generic="swiss"/>
    </style:style>
    <style:style style:name="ce9" style:family="table-cell" style:parent-style-name="Excel_32_Built-in_32_Normal" style:data-style-name="N36">
      <style:table-cell-properties style:vertical-align="automatic" fo:background-color="#FF0000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fo:background-color="#FF0000"/>
    </style:style>
    <style:style style:name="ce11" style:family="table-cell" style:parent-style-name="Default" style:data-style-name="N0">
      <style:table-cell-properties fo:background-color="#70AD47"/>
    </style:style>
    <style:style style:name="ce12" style:family="table-cell" style:parent-style-name="Default" style:data-style-name="N0">
      <style:table-cell-properties fo:background-color="#FFC000"/>
    </style:style>
    <style:style style:name="ce13" style:family="table-cell" style:parent-style-name="Excel_32_Built-in_32_Normal" style:data-style-name="N36">
      <style:table-cell-properties style:vertical-align="automatic" fo:wrap-option="wrap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D9D9D9" style:font-name="Segoe UI" style:font-name-asian="Segoe UI" style:font-name-complex="Segoe UI" fo:font-size="8pt" style:font-size-asian="8pt" style:font-size-complex="8pt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70AD47"/>
      <style:text-properties fo:color="#D9D9D9" style:font-name="Segoe UI" style:font-name-asian="Segoe UI" style:font-name-complex="Segoe UI" fo:font-size="8pt" style:font-size-asian="8pt" style:font-size-complex="8pt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#FFC000"/>
      <style:text-properties fo:color="#D9D9D9"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6">
      <style:table-cell-properties style:vertical-align="automatic" fo:background-color="transparent"/>
      <style:text-properties fo:color="#D9D9D9"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ext-properties fo:color="#D9D9D9"/>
    </style:style>
    <style:style style:name="ce1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20" style:family="table-cell" style:parent-style-name="Excel_32_Built-in_32_Normal" style:data-style-name="N36">
      <style:table-cell-properties style:vertical-align="automatic" fo:background-color="#70AD47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3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3333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429cm"/>
    </style:style>
    <style:style style:name="co2" style:family="table-column">
      <style:table-column-properties fo:break-before="auto" style:column-width="8.10683333333333cm"/>
    </style:style>
    <style:style style:name="co3" style:family="table-column">
      <style:table-column-properties fo:break-before="auto" style:column-width="1.98966666666667cm"/>
    </style:style>
    <style:style style:name="co4" style:family="table-column">
      <style:table-column-properties fo:break-before="auto" style:column-width="4.97416666666667cm"/>
    </style:style>
    <style:style style:name="co5" style:family="table-column">
      <style:table-column-properties fo:break-before="auto" style:column-width="2.0955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BOM_Elreg_Sender_ver_1_0_2_with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20"/>
        <table:table-column table:style-name="co4" table:default-cell-style-name="ce4"/>
        <table:table-column table:style-name="co5" table:number-columns-repeated="981" table:default-cell-style-name="ce5"/>
        <table:table-column table:style-name="co6" table:default-cell-style-name="ce5"/>
        <table:table-column table:style-name="co6" table:number-columns-repeated="15361" table:default-cell-style-name="ce1"/>
        <table:table-column table:style-name="co6" table:number-columns-repeated="35" table:default-cell-style-name="ce5"/>
        <table:table-row table:style-name="ro1">
          <table:table-cell office:value-type="string" table:style-name="ce2">
            <text:p>Comment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Designator</text:p>
          </table:table-cell>
          <table:table-cell office:value-type="string" table:style-name="ce2">
            <text:p>Quantity</text:p>
          </table:table-cell>
          <table:table-cell office:value-type="string" table:style-name="ce3">
            <text:p>Total Quantity</text:p>
          </table:table-cell>
          <table:table-cell table:style-name="ce4"/>
          <table:table-cell office:value-type="string" table:style-name="ce5">
            <text:p>Cijena $</text:p>
          </table:table-cell>
          <table:table-cell table:number-columns-repeated="981" table:style-name="ce5"/>
          <table:table-cell table:number-columns-repeated="15396"/>
        </table:table-row>
        <table:table-row table:style-name="ro1">
          <table:table-cell office:value-type="string" table:style-name="ce6">
            <text:p>470pF</text:p>
          </table:table-cell>
          <table:table-cell office:value-type="string" table:style-name="ce5">
            <text:p>470PF 50V C0G/NP0 0603</text:p>
          </table:table-cell>
          <table:table-cell office:value-type="string" table:style-name="ce6">
            <text:p>C12, C14, C212, C214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CL10C471JB8NNNC</text:p>
          </table:table-cell>
          <table:table-cell office:value-type="float" office:value="0.09" table:style-name="ce5">
            <text:p>0.09</text:p>
          </table:table-cell>
          <table:table-cell office:value-type="float" office:value="9" table:formula="of:=[.E2]*[.G2]" table:style-name="ce5">
            <text:p>9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2n2</text:p>
          </table:table-cell>
          <table:table-cell office:value-type="string" table:style-name="ce5">
            <text:p>2200PF 50V X7R 0603</text:p>
          </table:table-cell>
          <table:table-cell office:value-type="string" table:style-name="ce6">
            <text:p>C44, C45, C244, C245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C0603C222K5RACTU</text:p>
          </table:table-cell>
          <table:table-cell office:value-type="float" office:value="0.1" table:style-name="ce5">
            <text:p>0.1</text:p>
          </table:table-cell>
          <table:table-cell office:value-type="float" office:value="10" table:formula="of:=[.E3]*[.G3]" table:style-name="ce5">
            <text:p>1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8">
            <text:p>10n</text:p>
          </table:table-cell>
          <table:table-cell table:style-name="ce8"/>
          <table:table-cell office:value-type="string" table:style-name="ce8">
            <text:p>C9, C10, C209, C210</text:p>
          </table:table-cell>
          <table:table-cell office:value-type="float" office:value="4" table:style-name="ce8">
            <text:p>4</text:p>
          </table:table-cell>
          <table:table-cell table:style-name="ce7"/>
          <table:table-cell office:value-type="string" table:style-name="ce4">
            <text:p>not mounted, 10n?</text:p>
          </table:table-cell>
          <table:table-cell table:style-name="ce9"/>
          <table:table-cell office:value-type="float" office:value="0" table:formula="of:=[.E4]*[.G4]" table:style-name="ce5">
            <text:p>0</text:p>
          </table:table-cell>
          <table:table-cell table:number-columns-repeated="980" table:style-name="ce9"/>
          <table:table-cell table:number-columns-repeated="15396" table:style-name="ce10"/>
        </table:table-row>
        <table:table-row table:style-name="ro1">
          <table:table-cell office:value-type="string" table:style-name="ce6">
            <text:p>100nF</text:p>
          </table:table-cell>
          <table:table-cell office:value-type="string" table:style-name="ce6">
            <text:p>100n 0603,<text:s/><text:span text:style-name="T2">50V</text:span></text:p>
          </table:table-cell>
          <table:table-cell office:value-type="string" table:style-name="ce6">
            <text:p>C1, C201, C3, C5, C11, C13, C203, C205, C211, C213, C4, C6, C15, C17, C215, C217, C32, C35, C43, C40, C38</text:p>
          </table:table-cell>
          <table:table-cell office:value-type="float" office:value="14" table:style-name="ce6">
            <text:p>14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CL10B104KB8NNNL</text:p>
          </table:table-cell>
          <table:table-cell office:value-type="float" office:value="0.09" table:style-name="ce5">
            <text:p>0.09</text:p>
          </table:table-cell>
          <table:table-cell office:value-type="float" office:value="9" table:formula="of:=[.E5]*[.G5]" table:style-name="ce5">
            <text:p>9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1uF</text:p>
          </table:table-cell>
          <table:table-cell office:value-type="string" table:style-name="ce5">
            <text:p>1UF<text:s/><text:span text:style-name="T2">25V</text:span><text:s/>X5R 0603</text:p>
          </table:table-cell>
          <table:table-cell office:value-type="string" table:style-name="ce6">
            <text:p>C2, C202</text:p>
          </table:table-cell>
          <table:table-cell office:value-type="float" office:value="2" table:style-name="ce6">
            <text:p>2</text:p>
          </table:table-cell>
          <table:table-cell office:value-type="float" office:value="50" table:style-name="ce7">
            <text:p>50</text:p>
          </table:table-cell>
          <table:table-cell office:value-type="string" table:style-name="ce4">
            <text:p>CL10A105KA8NNNC</text:p>
          </table:table-cell>
          <table:table-cell office:value-type="float" office:value="0.09" table:style-name="ce5">
            <text:p>0.09</text:p>
          </table:table-cell>
          <table:table-cell office:value-type="float" office:value="4.5" table:formula="of:=[.E6]*[.G6]" table:style-name="ce5">
            <text:p>4.5</text:p>
          </table:table-cell>
          <table:table-cell office:value-type="string" table:style-name="ce5">
            <text:p>Mozemo sve od 1u ove vrste (25V)</text:p>
          </table:table-cell>
          <table:table-cell table:number-columns-repeated="979" table:style-name="ce5"/>
          <table:table-cell table:number-columns-repeated="15396"/>
        </table:table-row>
        <table:table-row table:style-name="ro1">
          <table:table-cell office:value-type="string" table:style-name="ce8">
            <text:p>1uF</text:p>
          </table:table-cell>
          <table:table-cell office:value-type="string" table:style-name="ce9">
            <text:p>1UF 10V X5R 0603</text:p>
          </table:table-cell>
          <table:table-cell office:value-type="string" table:style-name="ce8">
            <text:p>C16, C21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CL10A105KP8NNNC</text:p>
          </table:table-cell>
          <table:table-cell table:style-name="ce9"/>
          <table:table-cell office:value-type="float" office:value="0" table:formula="of:=[.E7]*[.G7]" table:style-name="ce5">
            <text:p>0</text:p>
          </table:table-cell>
          <table:table-cell table:number-columns-repeated="980" table:style-name="ce9"/>
          <table:table-cell table:number-columns-repeated="15396" table:style-name="ce10"/>
        </table:table-row>
        <table:table-row table:style-name="ro1">
          <table:table-cell office:value-type="string" table:style-name="ce6">
            <text:p>3.3uF</text:p>
          </table:table-cell>
          <table:table-cell office:value-type="string" table:style-name="ce5">
            <text:p>3.3UF 16V X6S 0603</text:p>
          </table:table-cell>
          <table:table-cell office:value-type="string" table:style-name="ce6">
            <text:p>C7, C8</text:p>
          </table:table-cell>
          <table:table-cell office:value-type="float" office:value="2" table:style-name="ce6">
            <text:p>2</text:p>
          </table:table-cell>
          <table:table-cell office:value-type="float" office:value="20" table:style-name="ce7">
            <text:p>20</text:p>
          </table:table-cell>
          <table:table-cell office:value-type="string" table:style-name="ce4">
            <text:p>C1608X6S1C335M080AC</text:p>
          </table:table-cell>
          <table:table-cell office:value-type="float" office:value="0.09" table:style-name="ce5">
            <text:p>0.09</text:p>
          </table:table-cell>
          <table:table-cell office:value-type="float" office:value="1.7999999999999998" table:formula="of:=[.E8]*[.G8]" table:style-name="ce5">
            <text:p>1.8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10uF</text:p>
          </table:table-cell>
          <table:table-cell office:value-type="string" table:style-name="ce5">
            <text:p>10UF 10V X5R 0603</text:p>
          </table:table-cell>
          <table:table-cell office:value-type="string" table:style-name="ce6">
            <text:p>C31, C34, C41, C42, C33, C36, C37</text:p>
          </table:table-cell>
          <table:table-cell office:value-type="float" office:value="4" table:style-name="ce6">
            <text:p>4</text:p>
          </table:table-cell>
          <table:table-cell office:value-type="float" office:value="50" table:style-name="ce7">
            <text:p>50</text:p>
          </table:table-cell>
          <table:table-cell office:value-type="string" table:style-name="ce4">
            <text:p>GRM188R61A106KE69J</text:p>
          </table:table-cell>
          <table:table-cell office:value-type="float" office:value="0.19" table:style-name="ce5">
            <text:p>0.19</text:p>
          </table:table-cell>
          <table:table-cell office:value-type="float" office:value="9.5" table:formula="of:=[.E9]*[.G9]" table:style-name="ce5">
            <text:p>9.5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10uF 35V</text:p>
          </table:table-cell>
          <table:table-cell office:value-type="string" table:style-name="ce5">
            <text:p>10UF<text:s/><text:span text:style-name="T2">35V</text:span><text:s/>X5R 0603</text:p>
          </table:table-cell>
          <table:table-cell office:value-type="string" table:style-name="ce6">
            <text:p>C18, C28, C19</text:p>
          </table:table-cell>
          <table:table-cell office:value-type="float" office:value="3" table:style-name="ce6">
            <text:p>3</text:p>
          </table:table-cell>
          <table:table-cell office:value-type="float" office:value="60" table:style-name="ce7">
            <text:p>60</text:p>
          </table:table-cell>
          <table:table-cell office:value-type="string" table:style-name="ce4">
            <text:p>GRM188R6YA106MA73D</text:p>
          </table:table-cell>
          <table:table-cell office:value-type="float" office:value="0.45" table:style-name="ce5">
            <text:p>0.45</text:p>
          </table:table-cell>
          <table:table-cell office:value-type="float" office:value="27" table:formula="of:=[.E10]*[.G10]" table:style-name="ce5">
            <text:p>27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8">
            <text:p>47uF 50V</text:p>
          </table:table-cell>
          <table:table-cell table:style-name="ce8"/>
          <table:table-cell office:value-type="string" table:style-name="ce8">
            <text:p>C29</text:p>
          </table:table-cell>
          <table:table-cell office:value-type="float" office:value="1" table:style-name="ce8">
            <text:p>1</text:p>
          </table:table-cell>
          <table:table-cell table:style-name="ce7"/>
          <table:table-cell office:value-type="string" table:style-name="ce4">
            <text:p>ovaj sam pogrijesio, moramo zalemiti 10uF, 35V jer nema ovakvih 0603</text:p>
          </table:table-cell>
          <table:table-cell table:style-name="ce9"/>
          <table:table-cell office:value-type="float" office:value="0" table:formula="of:=[.E11]*[.G11]" table:style-name="ce5">
            <text:p>0</text:p>
          </table:table-cell>
          <table:table-cell table:number-columns-repeated="980" table:style-name="ce9"/>
          <table:table-cell table:number-columns-repeated="15396" table:style-name="ce10"/>
        </table:table-row>
        <table:table-row table:style-name="ro1">
          <table:table-cell office:value-type="string" table:style-name="ce8">
            <text:p>47uF 16V</text:p>
          </table:table-cell>
          <table:table-cell table:style-name="ce8"/>
          <table:table-cell office:value-type="string" table:style-name="ce8">
            <text:p>C30</text:p>
          </table:table-cell>
          <table:table-cell office:value-type="float" office:value="1" table:style-name="ce8">
            <text:p>1</text:p>
          </table:table-cell>
          <table:table-cell table:style-name="ce7"/>
          <table:table-cell office:value-type="string" table:style-name="ce4">
            <text:p>I ovaj isto</text:p>
          </table:table-cell>
          <table:table-cell table:style-name="ce9"/>
          <table:table-cell office:value-type="float" office:value="0" table:formula="of:=[.E12]*[.G12]" table:style-name="ce5">
            <text:p>0</text:p>
          </table:table-cell>
          <table:table-cell table:number-columns-repeated="980" table:style-name="ce9"/>
          <table:table-cell table:number-columns-repeated="15396" table:style-name="ce10"/>
        </table:table-row>
        <table:table-row table:style-name="ro1">
          <table:table-cell office:value-type="string" table:style-name="ce6">
            <text:p>2200u 35V</text:p>
          </table:table-cell>
          <table:table-cell office:value-type="string" table:style-name="ce5">
            <text:p>2200UF 20% 35V RADIAL</text:p>
          </table:table-cell>
          <table:table-cell office:value-type="string" table:style-name="ce6">
            <text:p>C20, C21, C22, C23, C24, C25, C26, C27</text:p>
          </table:table-cell>
          <table:table-cell office:value-type="float" office:value="8" table:style-name="ce6">
            <text:p>8</text:p>
          </table:table-cell>
          <table:table-cell office:value-type="float" office:value="20" table:style-name="ce7">
            <text:p>20</text:p>
          </table:table-cell>
          <table:table-cell office:value-type="string" table:style-name="ce4">
            <text:p>35ZLH2200MEFC16X25</text:p>
          </table:table-cell>
          <table:table-cell office:value-type="float" office:value="1.31" table:style-name="ce5">
            <text:p>1.31</text:p>
          </table:table-cell>
          <table:table-cell office:value-type="float" office:value="26.200000000000003" table:formula="of:=[.E13]*[.G13]" table:style-name="ce5">
            <text:p>26.2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table:style-name="ce6"/>
          <table:table-cell table:style-name="ce5"/>
          <table:table-cell table:number-columns-repeated="2" table:style-name="ce6"/>
          <table:table-cell table:style-name="ce7"/>
          <table:table-cell table:style-name="ce4"/>
          <table:table-cell table:style-name="ce5"/>
          <table:table-cell office:value-type="float" office:value="0" table:formula="of:=[.E14]*[.G14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Zener 12V</text:p>
          </table:table-cell>
          <table:table-cell table:style-name="ce6"/>
          <table:table-cell office:value-type="string" table:style-name="ce6">
            <text:p>D2, D8, D202, D208</text:p>
          </table:table-cell>
          <table:table-cell office:value-type="float" office:value="4" table:style-name="ce6">
            <text:p>4</text:p>
          </table:table-cell>
          <table:table-cell office:value-type="float" office:value="20" table:style-name="ce7">
            <text:p>20</text:p>
          </table:table-cell>
          <table:table-cell office:value-type="string" table:style-name="ce4">
            <text:p>MM3Z12VT1G</text:p>
          </table:table-cell>
          <table:table-cell office:value-type="float" office:value="0.15" table:style-name="ce5">
            <text:p>0.15</text:p>
          </table:table-cell>
          <table:table-cell office:value-type="float" office:value="3" table:formula="of:=[.E15]*[.G15]" table:style-name="ce5">
            <text:p>3</text:p>
          </table:table-cell>
          <table:table-cell office:value-type="string" table:style-name="ce5">
            <text:p>nije previse bitna</text:p>
          </table:table-cell>
          <table:table-cell table:number-columns-repeated="979" table:style-name="ce5"/>
          <table:table-cell table:number-columns-repeated="15396"/>
        </table:table-row>
        <table:table-row table:style-name="ro1">
          <table:table-cell office:value-type="string" table:style-name="ce6">
            <text:p>ES1D</text:p>
          </table:table-cell>
          <table:table-cell office:value-type="string" table:style-name="ce5">
            <text:p>DIODE GEN PURP 200V 1A SMA</text:p>
          </table:table-cell>
          <table:table-cell office:value-type="string" table:style-name="ce6">
            <text:p>D3, D4, D5, D6, D203, D204, D205, D206</text:p>
          </table:table-cell>
          <table:table-cell office:value-type="float" office:value="8" table:style-name="ce6">
            <text:p>8</text:p>
          </table:table-cell>
          <table:table-cell office:value-type="float" office:value="40" table:style-name="ce7">
            <text:p>40</text:p>
          </table:table-cell>
          <table:table-cell office:value-type="string" table:style-name="ce4">
            <text:p>ES1D</text:p>
          </table:table-cell>
          <table:table-cell office:value-type="float" office:value="0.36" table:style-name="ce5">
            <text:p>0.36</text:p>
          </table:table-cell>
          <table:table-cell office:value-type="float" office:value="14.399999999999999" table:formula="of:=[.E16]*[.G16]" table:style-name="ce5">
            <text:p>14.4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DIODE SCHOTTKY 40V 1A DO214AC</text:p>
          </table:table-cell>
          <table:table-cell table:style-name="ce6"/>
          <table:table-cell office:value-type="string" table:style-name="ce6">
            <text:p>D9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7">
            <text:p>10</text:p>
          </table:table-cell>
          <table:table-cell office:value-type="string" table:style-name="ce4">
            <text:p>CDBA140-G</text:p>
          </table:table-cell>
          <table:table-cell office:value-type="float" office:value="0.34" table:style-name="ce5">
            <text:p>0.34</text:p>
          </table:table-cell>
          <table:table-cell office:value-type="float" office:value="3.4000000000000004" table:formula="of:=[.E17]*[.G17]" table:style-name="ce5">
            <text:p>3.4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BAV199</text:p>
          </table:table-cell>
          <table:table-cell table:style-name="ce6"/>
          <table:table-cell office:value-type="string" table:style-name="ce6">
            <text:p>D10, D110</text:p>
          </table:table-cell>
          <table:table-cell office:value-type="float" office:value="2" table:style-name="ce6">
            <text:p>2</text:p>
          </table:table-cell>
          <table:table-cell office:value-type="float" office:value="20" table:style-name="ce7">
            <text:p>20</text:p>
          </table:table-cell>
          <table:table-cell office:value-type="string" table:style-name="ce4">
            <text:p>BAV99,235</text:p>
          </table:table-cell>
          <table:table-cell office:value-type="float" office:value="0.13" table:style-name="ce5">
            <text:p>0.13</text:p>
          </table:table-cell>
          <table:table-cell office:value-type="float" office:value="2.6" table:formula="of:=[.E18]*[.G18]" table:style-name="ce5">
            <text:p>2.6</text:p>
          </table:table-cell>
          <table:table-cell office:value-type="string" table:style-name="ce5">
            <text:p>Nisam nasao BAV199, moze I ova</text:p>
          </table:table-cell>
          <table:table-cell table:number-columns-repeated="16375"/>
        </table:table-row>
        <table:table-row table:style-name="ro1">
          <table:table-cell table:number-columns-repeated="4" table:style-name="ce6"/>
          <table:table-cell table:style-name="ce7"/>
          <table:table-cell table:style-name="ce4"/>
          <table:table-cell table:style-name="ce5"/>
          <table:table-cell office:value-type="float" office:value="0" table:formula="of:=[.E19]*[.G19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SBSPP0500683MX</text:p>
          </table:table-cell>
          <table:table-cell office:value-type="string" table:style-name="ce6">
            <text:p>filter</text:p>
          </table:table-cell>
          <table:table-cell office:value-type="string" table:style-name="ce6">
            <text:p>F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7">
            <text:p>6</text:p>
          </table:table-cell>
          <table:table-cell office:value-type="string" table:style-name="ce4">
            <text:p>SBSPP0500683MXT</text:p>
          </table:table-cell>
          <table:table-cell office:value-type="float" office:value="1.29" table:style-name="ce5">
            <text:p>1.29</text:p>
          </table:table-cell>
          <table:table-cell office:value-type="float" office:value="7.74" table:formula="of:=[.E20]*[.G20]" table:style-name="ce5">
            <text:p>7.74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AP2210N-3.3 or <text:s/>MCP1811AT-012/TTCT-ND</text:p>
          </table:table-cell>
          <table:table-cell office:value-type="string" table:style-name="ce6">
            <text:p>linear reg. 3.3V 300mA</text:p>
          </table:table-cell>
          <table:table-cell office:value-type="string" table:style-name="ce6">
            <text:p>IC1, IC9</text:p>
          </table:table-cell>
          <table:table-cell office:value-type="float" office:value="1" table:style-name="ce6">
            <text:p>1</text:p>
          </table:table-cell>
          <table:table-cell office:value-type="float" office:value="20" table:style-name="ce7">
            <text:p>20</text:p>
          </table:table-cell>
          <table:table-cell office:value-type="string" table:style-name="ce4">
            <text:p>AP2210N-3.3TRG1</text:p>
          </table:table-cell>
          <table:table-cell office:value-type="float" office:value="0.42" table:style-name="ce5">
            <text:p>0.42</text:p>
          </table:table-cell>
          <table:table-cell office:value-type="float" office:value="8.4" table:formula="of:=[.E21]*[.G21]" table:style-name="ce5">
            <text:p>8.4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AP2210N-5.0</text:p>
          </table:table-cell>
          <table:table-cell office:value-type="string" table:style-name="ce5">
            <text:p>LINEAR 5V 300MA</text:p>
          </table:table-cell>
          <table:table-cell office:value-type="string" table:style-name="ce6">
            <text:p>IC8, IC11</text:p>
          </table:table-cell>
          <table:table-cell office:value-type="float" office:value="2" table:style-name="ce6">
            <text:p>2</text:p>
          </table:table-cell>
          <table:table-cell office:value-type="float" office:value="20" table:style-name="ce7">
            <text:p>20</text:p>
          </table:table-cell>
          <table:table-cell office:value-type="string" table:style-name="ce4">
            <text:p>AP2210N-5.0TRG1</text:p>
          </table:table-cell>
          <table:table-cell office:value-type="float" office:value="0.42" table:style-name="ce5">
            <text:p>0.42</text:p>
          </table:table-cell>
          <table:table-cell office:value-type="float" office:value="8.4" table:formula="of:=[.E22]*[.G22]" table:style-name="ce5">
            <text:p>8.4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BD70GA5WEFJ-E2</text:p>
          </table:table-cell>
          <table:table-cell office:value-type="string" table:style-name="ce6">
            <text:p>linear reg. 7V, 500mA</text:p>
          </table:table-cell>
          <table:table-cell office:value-type="string" table:style-name="ce6">
            <text:p>IC7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7">
            <text:p>10</text:p>
          </table:table-cell>
          <table:table-cell office:value-type="string" table:style-name="ce4">
            <text:p>BD70GA5WEFJ-E2</text:p>
          </table:table-cell>
          <table:table-cell office:value-type="float" office:value="0.69" table:style-name="ce5">
            <text:p>0.69</text:p>
          </table:table-cell>
          <table:table-cell office:value-type="float" office:value="6.8999999999999995" table:formula="of:=[.E23]*[.G23]" table:style-name="ce5">
            <text:p>6.9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LM5002</text:p>
          </table:table-cell>
          <table:table-cell office:value-type="string" table:style-name="ce6">
            <text:p>DC/DC</text:p>
          </table:table-cell>
          <table:table-cell office:value-type="string" table:style-name="ce6">
            <text:p>IC6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7">
            <text:p>4</text:p>
          </table:table-cell>
          <table:table-cell office:value-type="string" table:style-name="ce4">
            <text:p>LM5002MAX/NOPB</text:p>
          </table:table-cell>
          <table:table-cell office:value-type="float" office:value="3.83" table:style-name="ce5">
            <text:p>3.83</text:p>
          </table:table-cell>
          <table:table-cell office:value-type="float" office:value="15.32" table:formula="of:=[.E24]*[.G24]" table:style-name="ce5">
            <text:p>15.32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VX78012-500</text:p>
          </table:table-cell>
          <table:table-cell office:value-type="string" table:style-name="ce5">
            <text:p>DC DC CONVERTER 12V 6W</text:p>
          </table:table-cell>
          <table:table-cell office:value-type="string" table:style-name="ce6">
            <text:p>IC10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7">
            <text:p>4</text:p>
          </table:table-cell>
          <table:table-cell office:value-type="string" table:style-name="ce4">
            <text:p>VX78012-500</text:p>
          </table:table-cell>
          <table:table-cell office:value-type="float" office:value="2.78" table:style-name="ce5">
            <text:p>2.78</text:p>
          </table:table-cell>
          <table:table-cell office:value-type="float" office:value="11.12" table:formula="of:=[.E25]*[.G25]" table:style-name="ce5">
            <text:p>11.12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table:number-columns-repeated="4" table:style-name="ce6"/>
          <table:table-cell table:style-name="ce7"/>
          <table:table-cell table:style-name="ce4"/>
          <table:table-cell table:style-name="ce5"/>
          <table:table-cell office:value-type="float" office:value="0" table:formula="of:=[.E26]*[.G26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AD823AARZ-ND</text:p>
          </table:table-cell>
          <table:table-cell office:value-type="string" table:style-name="ce6">
            <text:p>IC OPAMP JFET 16MHZ RRO 8-MSOP</text:p>
          </table:table-cell>
          <table:table-cell office:value-type="string" table:style-name="ce6">
            <text:p>IC2, IC202</text:p>
          </table:table-cell>
          <table:table-cell office:value-type="float" office:value="2" table:style-name="ce6">
            <text:p>2</text:p>
          </table:table-cell>
          <table:table-cell office:value-type="float" office:value="8" table:style-name="ce7">
            <text:p>8</text:p>
          </table:table-cell>
          <table:table-cell office:value-type="string" table:style-name="ce4">
            <text:p>AD823AARZ</text:p>
          </table:table-cell>
          <table:table-cell office:value-type="float" office:value="7.36" table:style-name="ce5">
            <text:p>7.36</text:p>
          </table:table-cell>
          <table:table-cell office:value-type="float" office:value="58.88" table:formula="of:=[.E27]*[.G27]" table:style-name="ce5">
            <text:p>58.88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LMV116MF</text:p>
          </table:table-cell>
          <table:table-cell office:value-type="string" table:style-name="ce6">
            <text:p>OPAMP</text:p>
          </table:table-cell>
          <table:table-cell office:value-type="string" table:style-name="ce6">
            <text:p>IC3, IC4, IC203, IC204</text:p>
          </table:table-cell>
          <table:table-cell office:value-type="float" office:value="4" table:style-name="ce6">
            <text:p>4</text:p>
          </table:table-cell>
          <table:table-cell office:value-type="float" office:value="16" table:style-name="ce7">
            <text:p>16</text:p>
          </table:table-cell>
          <table:table-cell office:value-type="string" table:style-name="ce4">
            <text:p>LMV116MFX/NOPB</text:p>
          </table:table-cell>
          <table:table-cell office:value-type="float" office:value="1.6" table:style-name="ce5">
            <text:p>1.6</text:p>
          </table:table-cell>
          <table:table-cell office:value-type="float" office:value="25.6" table:formula="of:=[.E28]*[.G28]" table:style-name="ce5">
            <text:p>25.6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TLC7528EDW</text:p>
          </table:table-cell>
          <table:table-cell office:value-type="string" table:style-name="ce6">
            <text:p>DAC</text:p>
          </table:table-cell>
          <table:table-cell office:value-type="string" table:style-name="ce6">
            <text:p>IC5, IC205</text:p>
          </table:table-cell>
          <table:table-cell office:value-type="float" office:value="2" table:style-name="ce6">
            <text:p>2</text:p>
          </table:table-cell>
          <table:table-cell office:value-type="float" office:value="8" table:style-name="ce7">
            <text:p>8</text:p>
          </table:table-cell>
          <table:table-cell office:value-type="string" table:style-name="ce4">
            <text:p>TLC7528EDW</text:p>
          </table:table-cell>
          <table:table-cell office:value-type="float" office:value="5.56" table:style-name="ce5">
            <text:p>5.56</text:p>
          </table:table-cell>
          <table:table-cell office:value-type="float" office:value="44.48" table:formula="of:=[.E29]*[.G29]" table:style-name="ce5">
            <text:p>44.48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table:number-columns-repeated="4" table:style-name="ce1"/>
          <table:table-cell table:style-name="ce11"/>
          <table:table-cell table:style-name="ce12"/>
          <table:table-cell table:style-name="ce1"/>
          <table:table-cell office:value-type="float" office:value="0" table:formula="of:=[.E30]*[.G30]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330UH 1.15A</text:p>
          </table:table-cell>
          <table:table-cell table:style-name="ce6"/>
          <table:table-cell office:value-type="string" table:style-name="ce6">
            <text:p>L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7">
            <text:p>4</text:p>
          </table:table-cell>
          <table:table-cell office:value-type="string" table:style-name="ce4">
            <text:p>SRR1260-331K</text:p>
          </table:table-cell>
          <table:table-cell table:style-name="ce5"/>
          <table:table-cell office:value-type="float" office:value="0" table:formula="of:=[.E31]*[.G31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1uH 0805</text:p>
          </table:table-cell>
          <table:table-cell table:style-name="ce6"/>
          <table:table-cell office:value-type="string" table:style-name="ce6">
            <text:p>L2, L3</text:p>
          </table:table-cell>
          <table:table-cell office:value-type="float" office:value="2" table:style-name="ce6">
            <text:p>2</text:p>
          </table:table-cell>
          <table:table-cell office:value-type="float" office:value="20" table:style-name="ce7">
            <text:p>20</text:p>
          </table:table-cell>
          <table:table-cell office:value-type="string" table:style-name="ce13">
            <text:p>LBR2012T1R0M</text:p>
          </table:table-cell>
          <table:table-cell table:style-name="ce5"/>
          <table:table-cell office:value-type="float" office:value="0" table:formula="of:=[.E32]*[.G32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BUK7Y9R9</text:p>
          </table:table-cell>
          <table:table-cell table:style-name="ce6"/>
          <table:table-cell office:value-type="string" table:style-name="ce6">
            <text:p>Q1, Q2, Q201, Q202</text:p>
          </table:table-cell>
          <table:table-cell office:value-type="float" office:value="4" table:style-name="ce6">
            <text:p>4</text:p>
          </table:table-cell>
          <table:table-cell office:value-type="float" office:value="16" table:style-name="ce7">
            <text:p>16</text:p>
          </table:table-cell>
          <table:table-cell office:value-type="string" table:style-name="ce4">
            <text:p>BUK7Y9R9</text:p>
          </table:table-cell>
          <table:table-cell office:value-type="float" office:value="1.02" table:style-name="ce5">
            <text:p>1.02</text:p>
          </table:table-cell>
          <table:table-cell office:value-type="float" office:value="16.32" table:formula="of:=[.E33]*[.G33]" table:style-name="ce5">
            <text:p>16.32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14">
            <text:p>15k <text:s/>NM</text:p>
          </table:table-cell>
          <table:table-cell office:value-type="string" table:style-name="ce14">
            <text:p>RES xx OHM 1/8W 5% 0805 SMD</text:p>
          </table:table-cell>
          <table:table-cell office:value-type="string" table:style-name="ce14">
            <text:p>R1, R9, R201, R209</text:p>
          </table:table-cell>
          <table:table-cell office:value-type="float" office:value="4" table:style-name="ce14">
            <text:p>4</text:p>
          </table:table-cell>
          <table:table-cell table:style-name="ce15"/>
          <table:table-cell table:style-name="ce16"/>
          <table:table-cell table:style-name="ce17"/>
          <table:table-cell office:value-type="float" office:value="0" table:formula="of:=[.E34]*[.G34]" table:style-name="ce5">
            <text:p>0</text:p>
          </table:table-cell>
          <table:table-cell table:number-columns-repeated="979" table:style-name="ce17"/>
          <table:table-cell table:style-name="ce18"/>
          <table:table-cell table:number-columns-repeated="15396"/>
        </table:table-row>
        <table:table-row table:style-name="ro1">
          <table:table-cell office:value-type="string" table:style-name="ce14">
            <text:p>4k1 <text:s/>NM</text:p>
          </table:table-cell>
          <table:table-cell office:value-type="string" table:style-name="ce14">
            <text:p>RES xx OHM 1/8W 5% 0805 SMD</text:p>
          </table:table-cell>
          <table:table-cell office:value-type="string" table:style-name="ce14">
            <text:p>R2, R10, R202, R210</text:p>
          </table:table-cell>
          <table:table-cell office:value-type="float" office:value="4" table:style-name="ce14">
            <text:p>4</text:p>
          </table:table-cell>
          <table:table-cell table:style-name="ce15"/>
          <table:table-cell table:style-name="ce16"/>
          <table:table-cell table:style-name="ce17"/>
          <table:table-cell office:value-type="float" office:value="0" table:formula="of:=[.E35]*[.G35]" table:style-name="ce5">
            <text:p>0</text:p>
          </table:table-cell>
          <table:table-cell table:number-columns-repeated="979" table:style-name="ce17"/>
          <table:table-cell table:style-name="ce18"/>
          <table:table-cell table:number-columns-repeated="15396"/>
        </table:table-row>
        <table:table-row table:style-name="ro1">
          <table:table-cell office:value-type="string" table:style-name="ce6">
            <text:p>0R<text:s text:c="2"/></text:p>
          </table:table-cell>
          <table:table-cell office:value-type="string" table:style-name="ce6">
            <text:p>RES xx OHM 1/8W 5% 0805 SMD</text:p>
          </table:table-cell>
          <table:table-cell office:value-type="string" table:style-name="ce6">
            <text:p>R5, R14, R214, R205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RMCF0603ZT0R00</text:p>
          </table:table-cell>
          <table:table-cell table:style-name="ce5"/>
          <table:table-cell office:value-type="float" office:value="0" table:formula="of:=[.E36]*[.G36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33mOhm</text:p>
          </table:table-cell>
          <table:table-cell office:value-type="string" table:style-name="ce6">
            <text:p>33m Ohm, 7W</text:p>
          </table:table-cell>
          <table:table-cell office:value-type="string" table:style-name="ce6">
            <text:p>R7, R15, R207, R215</text:p>
          </table:table-cell>
          <table:table-cell office:value-type="float" office:value="4" table:style-name="ce6">
            <text:p>4</text:p>
          </table:table-cell>
          <table:table-cell office:value-type="float" office:value="16" table:style-name="ce7">
            <text:p>16</text:p>
          </table:table-cell>
          <table:table-cell office:value-type="string" table:style-name="ce4">
            <text:p>WSHM2818R0330FEA</text:p>
          </table:table-cell>
          <table:table-cell office:value-type="float" office:value="1.26" table:style-name="ce5">
            <text:p>1.26</text:p>
          </table:table-cell>
          <table:table-cell office:value-type="float" office:value="20.16" table:formula="of:=[.E37]*[.G37]" table:style-name="ce5">
            <text:p>20.16</text:p>
          </table:table-cell>
          <table:table-cell office:value-type="string" table:style-name="ce5">
            <text:p>Jedan od ovih 33mOhm</text:p>
          </table:table-cell>
          <table:table-cell table:number-columns-repeated="979" table:style-name="ce5"/>
          <table:table-cell table:number-columns-repeated="15396"/>
        </table:table-row>
        <table:table-row table:style-name="ro1">
          <table:table-cell office:value-type="string" table:style-name="ce6">
            <text:p>50mOhm</text:p>
          </table:table-cell>
          <table:table-cell office:value-type="string" table:style-name="ce6">
            <text:p>0.05 Ohm <text:s/>10W</text:p>
          </table:table-cell>
          <table:table-cell office:value-type="string" table:style-name="ce6">
            <text:p>R7, R15, R207, R215</text:p>
          </table:table-cell>
          <table:table-cell office:value-type="float" office:value="4" table:style-name="ce6">
            <text:p>4</text:p>
          </table:table-cell>
          <table:table-cell office:value-type="float" office:value="16" table:style-name="ce7">
            <text:p>16</text:p>
          </table:table-cell>
          <table:table-cell office:value-type="string" table:style-name="ce4">
            <text:p>WSHP2818R0500FEA</text:p>
          </table:table-cell>
          <table:table-cell office:value-type="float" office:value="1.46" table:style-name="ce5">
            <text:p>1.46</text:p>
          </table:table-cell>
          <table:table-cell office:value-type="float" office:value="23.36" table:formula="of:=[.E38]*[.G38]" table:style-name="ce5">
            <text:p>23.36</text:p>
          </table:table-cell>
          <table:table-cell office:value-type="string" table:style-name="ce5">
            <text:p>ili ovaj</text:p>
          </table:table-cell>
          <table:table-cell table:number-columns-repeated="979" table:style-name="ce5"/>
          <table:table-cell table:number-columns-repeated="15396"/>
        </table:table-row>
        <table:table-row table:style-name="ro1">
          <table:table-cell office:value-type="string" table:style-name="ce6">
            <text:p>100mOhm <text:s/>2818</text:p>
          </table:table-cell>
          <table:table-cell office:value-type="string" table:style-name="ce6">
            <text:p>0.1Ohm 7W</text:p>
          </table:table-cell>
          <table:table-cell office:value-type="string" table:style-name="ce6">
            <text:p>R7, R15, R207, R215</text:p>
          </table:table-cell>
          <table:table-cell office:value-type="float" office:value="4" table:style-name="ce6">
            <text:p>4</text:p>
          </table:table-cell>
          <table:table-cell office:value-type="float" office:value="16" table:style-name="ce7">
            <text:p>16</text:p>
          </table:table-cell>
          <table:table-cell office:value-type="string" table:style-name="ce4">
            <text:p>WSHM2818R1000FEA</text:p>
          </table:table-cell>
          <table:table-cell office:value-type="float" office:value="1.26" table:style-name="ce5">
            <text:p>1.26</text:p>
          </table:table-cell>
          <table:table-cell office:value-type="float" office:value="20.16" table:formula="of:=[.E39]*[.G39]" table:style-name="ce5">
            <text:p>20.16</text:p>
          </table:table-cell>
          <table:table-cell office:value-type="string" table:style-name="ce5">
            <text:p>ili ovaj</text:p>
          </table:table-cell>
          <table:table-cell table:number-columns-repeated="979" table:style-name="ce5"/>
          <table:table-cell table:number-columns-repeated="15396"/>
        </table:table-row>
        <table:table-row table:style-name="ro1">
          <table:table-cell office:value-type="string" table:style-name="ce6">
            <text:p>1R<text:s/></text:p>
          </table:table-cell>
          <table:table-cell table:style-name="ce6"/>
          <table:table-cell office:value-type="string" table:style-name="ce6">
            <text:p>R3, R11, R203, R211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RC0603FR-071RL</text:p>
          </table:table-cell>
          <table:table-cell table:style-name="ce5"/>
          <table:table-cell office:value-type="float" office:value="0" table:formula="of:=[.E40]*[.G40]" table:style-name="ce5">
            <text:p>0</text:p>
          </table:table-cell>
          <table:table-cell office:value-type="string" table:style-name="ce5">
            <text:p>!!! ovaj je na semi 0.5 ali sam narucio 1 Ohm</text:p>
          </table:table-cell>
          <table:table-cell table:number-columns-repeated="979" table:style-name="ce5"/>
          <table:table-cell table:number-columns-repeated="15396"/>
        </table:table-row>
        <table:table-row table:style-name="ro1">
          <table:table-cell office:value-type="string" table:style-name="ce6">
            <text:p>10R</text:p>
          </table:table-cell>
          <table:table-cell table:number-columns-repeated="3" table:style-name="ce6"/>
          <table:table-cell office:value-type="float" office:value="100" table:style-name="ce7">
            <text:p>100</text:p>
          </table:table-cell>
          <table:table-cell office:value-type="string" table:style-name="ce13">
            <text:p>ERJ-3EKF10R0V</text:p>
          </table:table-cell>
          <table:table-cell table:style-name="ce5"/>
          <table:table-cell office:value-type="float" office:value="0" table:formula="of:=[.E41]*[.G41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22R</text:p>
          </table:table-cell>
          <table:table-cell table:number-columns-repeated="3" table:style-name="ce6"/>
          <table:table-cell office:value-type="float" office:value="100" table:style-name="ce7">
            <text:p>100</text:p>
          </table:table-cell>
          <table:table-cell office:value-type="string" table:style-name="ce13">
            <text:p>RMCF0603FT22R0</text:p>
          </table:table-cell>
          <table:table-cell table:style-name="ce5"/>
          <table:table-cell office:value-type="float" office:value="0" table:formula="of:=[.E42]*[.G42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100R</text:p>
          </table:table-cell>
          <table:table-cell table:number-columns-repeated="3" table:style-name="ce6"/>
          <table:table-cell office:value-type="float" office:value="100" table:style-name="ce7">
            <text:p>100</text:p>
          </table:table-cell>
          <table:table-cell office:value-type="string" table:style-name="ce13">
            <text:p>RMCF0603FT100R</text:p>
          </table:table-cell>
          <table:table-cell table:style-name="ce5"/>
          <table:table-cell office:value-type="float" office:value="0" table:formula="of:=[.E43]*[.G43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470R</text:p>
          </table:table-cell>
          <table:table-cell office:value-type="string" table:style-name="ce6">
            <text:p>RES SMD 470 OHM 1% 0.4W 0805</text:p>
          </table:table-cell>
          <table:table-cell office:value-type="string" table:style-name="ce6">
            <text:p>R4, R12, R204, R212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CRGCQ0603F470R</text:p>
          </table:table-cell>
          <table:table-cell table:style-name="ce5"/>
          <table:table-cell office:value-type="float" office:value="0" table:formula="of:=[.E44]*[.G44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1k</text:p>
          </table:table-cell>
          <table:table-cell table:number-columns-repeated="3" table:style-name="ce6"/>
          <table:table-cell office:value-type="float" office:value="100" table:style-name="ce7">
            <text:p>100</text:p>
          </table:table-cell>
          <table:table-cell office:value-type="string" table:style-name="ce13">
            <text:p>RMCF0603FT1K00</text:p>
          </table:table-cell>
          <table:table-cell table:style-name="ce5"/>
          <table:table-cell office:value-type="float" office:value="0" table:formula="of:=[.E45]*[.G45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1.47k</text:p>
          </table:table-cell>
          <table:table-cell office:value-type="string" table:style-name="ce6">
            <text:p>RES xx OHM 1/8W 5% 0805 SMD</text:p>
          </table:table-cell>
          <table:table-cell office:value-type="string" table:style-name="ce6">
            <text:p>R20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RMCF0603FT1K47</text:p>
          </table:table-cell>
          <table:table-cell table:style-name="ce5"/>
          <table:table-cell office:value-type="float" office:value="0" table:formula="of:=[.E46]*[.G46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2K 2W</text:p>
          </table:table-cell>
          <table:table-cell table:style-name="ce6"/>
          <table:table-cell office:value-type="string" table:style-name="ce6">
            <text:p>R21, R22, R121, R122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RMCF2512JT2K00</text:p>
          </table:table-cell>
          <table:table-cell table:style-name="ce5"/>
          <table:table-cell office:value-type="float" office:value="0" table:formula="of:=[.E47]*[.G47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3k3</text:p>
          </table:table-cell>
          <table:table-cell office:value-type="string" table:style-name="ce19">
            <text:p>3.3K OHM 1% 1/10W 0603</text:p>
          </table:table-cell>
          <table:table-cell table:number-columns-repeated="2" table:style-name="ce6"/>
          <table:table-cell office:value-type="float" office:value="100" table:style-name="ce7">
            <text:p>100</text:p>
          </table:table-cell>
          <table:table-cell office:value-type="string" table:style-name="ce13">
            <text:p>RC0603FR-073K3L</text:p>
          </table:table-cell>
          <table:table-cell table:style-name="ce5"/>
          <table:table-cell office:value-type="float" office:value="0" table:formula="of:=[.E48]*[.G48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6k04</text:p>
          </table:table-cell>
          <table:table-cell office:value-type="string" table:style-name="ce6">
            <text:p>RES 1 KOHM 1/8W 1% 0805 SMD</text:p>
          </table:table-cell>
          <table:table-cell office:value-type="string" table:style-name="ce6">
            <text:p>R18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RMCF0603FT6K04</text:p>
          </table:table-cell>
          <table:table-cell table:style-name="ce5"/>
          <table:table-cell office:value-type="float" office:value="0" table:formula="of:=[.E49]*[.G49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39k</text:p>
          </table:table-cell>
          <table:table-cell table:number-columns-repeated="3" table:style-name="ce6"/>
          <table:table-cell office:value-type="float" office:value="100" table:style-name="ce7">
            <text:p>100</text:p>
          </table:table-cell>
          <table:table-cell office:value-type="string" table:style-name="ce13">
            <text:p>RK73H1JTTD3902F</text:p>
          </table:table-cell>
          <table:table-cell table:style-name="ce5"/>
          <table:table-cell office:value-type="float" office:value="0" table:formula="of:=[.E50]*[.G50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47k</text:p>
          </table:table-cell>
          <table:table-cell office:value-type="string" table:style-name="ce6">
            <text:p>RES SMD 47k 1% 0.4W 0805, RES SMD 47k 1% 0.4W 0805, RES xx OHM 1/8W 5% 0805 SMD, RES SMD 47k 1% 0.4W 0805, RES SMD 47k 1% 0.4W 0805, RES xx OHM 1/8W 5% 0805 SMD</text:p>
          </table:table-cell>
          <table:table-cell office:value-type="string" table:style-name="ce6">
            <text:p>R6, R13, R23, R206, R213, R223</text:p>
          </table:table-cell>
          <table:table-cell office:value-type="float" office:value="6" table:style-name="ce6">
            <text:p>6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RC0603FR-0747KL</text:p>
          </table:table-cell>
          <table:table-cell table:style-name="ce5"/>
          <table:table-cell office:value-type="float" office:value="0" table:formula="of:=[.E51]*[.G51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52.3k<text:s text:c="2"/></text:p>
          </table:table-cell>
          <table:table-cell office:value-type="string" table:style-name="ce6">
            <text:p>RES xx OHM 1/8W 5% 0805 SMD</text:p>
          </table:table-cell>
          <table:table-cell office:value-type="string" table:style-name="ce6">
            <text:p>R19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RMCF0603FT52K3</text:p>
          </table:table-cell>
          <table:table-cell table:style-name="ce5"/>
          <table:table-cell office:value-type="float" office:value="0" table:formula="of:=[.E52]*[.G52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54.9k<text:s text:c="2"/></text:p>
          </table:table-cell>
          <table:table-cell office:value-type="string" table:style-name="ce6">
            <text:p>RES xx OHM 1/8W 5% 0805 SMD</text:p>
          </table:table-cell>
          <table:table-cell office:value-type="string" table:style-name="ce6">
            <text:p>R16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RK73H1JTTD5492F</text:p>
          </table:table-cell>
          <table:table-cell table:style-name="ce5"/>
          <table:table-cell office:value-type="float" office:value="0" table:formula="of:=[.E53]*[.G53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60k4</text:p>
          </table:table-cell>
          <table:table-cell office:value-type="string" table:style-name="ce6">
            <text:p>RES 1 KOHM 1/8W 1% 0805 SMD</text:p>
          </table:table-cell>
          <table:table-cell office:value-type="string" table:style-name="ce6">
            <text:p>R24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RMCF0603FT60K4</text:p>
          </table:table-cell>
          <table:table-cell table:style-name="ce5"/>
          <table:table-cell office:value-type="float" office:value="0" table:formula="of:=[.E54]*[.G54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73.2k<text:s text:c="2"/></text:p>
          </table:table-cell>
          <table:table-cell office:value-type="string" table:style-name="ce6">
            <text:p>RES xx OHM 1/8W 5% 0805 SMD</text:p>
          </table:table-cell>
          <table:table-cell office:value-type="string" table:style-name="ce6">
            <text:p>R17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RMCF0603FT73K2</text:p>
          </table:table-cell>
          <table:table-cell table:style-name="ce5"/>
          <table:table-cell office:value-type="float" office:value="0" table:formula="of:=[.E55]*[.G55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100k</text:p>
          </table:table-cell>
          <table:table-cell table:number-columns-repeated="3" table:style-name="ce6"/>
          <table:table-cell office:value-type="float" office:value="100" table:style-name="ce7">
            <text:p>100</text:p>
          </table:table-cell>
          <table:table-cell office:value-type="string" table:style-name="ce13">
            <text:p>RMCF0603FT100K</text:p>
          </table:table-cell>
          <table:table-cell table:style-name="ce5"/>
          <table:table-cell office:value-type="float" office:value="0" table:formula="of:=[.E56]*[.G56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table:number-columns-repeated="4" table:style-name="ce6"/>
          <table:table-cell table:style-name="ce7"/>
          <table:table-cell table:style-name="ce13"/>
          <table:table-cell table:style-name="ce5"/>
          <table:table-cell office:value-type="float" office:value="0" table:formula="of:=[.E57]*[.G57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Trafo</text:p>
          </table:table-cell>
          <table:table-cell office:value-type="string" table:style-name="ce5">
            <text:p>trafo COVER PLATE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2" table:style-name="ce20">
            <text:p>2</text:p>
          </table:table-cell>
          <table:table-cell office:value-type="string" table:style-name="ce4">
            <text:p>B66414A7000X000</text:p>
          </table:table-cell>
          <table:table-cell office:value-type="float" office:value="0.63" table:style-name="ce5">
            <text:p>0.63</text:p>
          </table:table-cell>
          <table:table-cell office:value-type="float" office:value="1.26" table:formula="of:=[.E58]*[.G58]" table:style-name="ce5">
            <text:p>1.26</text:p>
          </table:table-cell>
          <table:table-cell office:value-type="string" table:style-name="ce5">
            <text:p>Treba ukupno 2 komada (samo da probamo)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Trafo</text:p>
          </table:table-cell>
          <table:table-cell office:value-type="string" table:style-name="ce5">
            <text:p>trafo Yoke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8" table:style-name="ce20">
            <text:p>8</text:p>
          </table:table-cell>
          <table:table-cell office:value-type="string" table:style-name="ce4">
            <text:p>B66414B2000X000</text:p>
          </table:table-cell>
          <table:table-cell table:style-name="ce5"/>
          <table:table-cell office:value-type="float" office:value="0" table:formula="of:=[.E59]*[.G59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Trafo</text:p>
          </table:table-cell>
          <table:table-cell office:value-type="string" table:style-name="ce5">
            <text:p>trafo Coil Forme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4" table:style-name="ce20">
            <text:p>4</text:p>
          </table:table-cell>
          <table:table-cell office:value-type="string" table:style-name="ce4">
            <text:p>B66414B6008T001</text:p>
          </table:table-cell>
          <table:table-cell table:style-name="ce5"/>
          <table:table-cell office:value-type="float" office:value="0" table:formula="of:=[.E60]*[.G60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Trafo</text:p>
          </table:table-cell>
          <table:table-cell office:value-type="string" table:style-name="ce5">
            <text:p>ferrite, gapped N87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6" table:style-name="ce20">
            <text:p>6</text:p>
          </table:table-cell>
          <table:table-cell office:value-type="string" table:style-name="ce4">
            <text:p>B66413U0160L187</text:p>
          </table:table-cell>
          <table:table-cell table:style-name="ce5"/>
          <table:table-cell office:value-type="float" office:value="0" table:formula="of:=[.E61]*[.G61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Trafo</text:p>
          </table:table-cell>
          <table:table-cell office:value-type="string" table:style-name="ce5">
            <text:p>ferrite ungapped, N49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20">
            <text:p>4</text:p>
          </table:table-cell>
          <table:table-cell office:value-type="string" table:style-name="ce4">
            <text:p>B66413G0000X149</text:p>
          </table:table-cell>
          <table:table-cell office:value-type="float" office:value="0.63" table:style-name="ce5">
            <text:p>0.63</text:p>
          </table:table-cell>
          <table:table-cell office:value-type="float" office:value="2.52" table:formula="of:=[.E62]*[.G62]" table:style-name="ce5">
            <text:p>2.52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Trafo</text:p>
          </table:table-cell>
          <table:table-cell office:value-type="string" table:style-name="ce5">
            <text:p>ferrite ungapped, N87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20">
            <text:p>4</text:p>
          </table:table-cell>
          <table:table-cell office:value-type="string" table:style-name="ce4">
            <text:p>B66413G0000X187</text:p>
          </table:table-cell>
          <table:table-cell office:value-type="float" office:value="0.49" table:style-name="ce5">
            <text:p>0.49</text:p>
          </table:table-cell>
          <table:table-cell office:value-type="float" office:value="1.96" table:formula="of:=[.E63]*[.G63]" table:style-name="ce5">
            <text:p>1.96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table:number-columns-repeated="4" table:style-name="ce5"/>
          <table:table-cell table:style-name="ce20"/>
          <table:table-cell table:style-name="ce4"/>
          <table:table-cell table:style-name="ce5"/>
          <table:table-cell office:value-type="float" office:value="0" table:formula="of:=[.E64]*[.G64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AD8656</text:p>
          </table:table-cell>
          <table:table-cell office:value-type="string" table:style-name="ce5">
            <text:p>OP AMP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6" table:style-name="ce20">
            <text:p>6</text:p>
          </table:table-cell>
          <table:table-cell office:value-type="string" table:style-name="ce4">
            <text:p><text:s/>AD8656ARMZ-ND</text:p>
          </table:table-cell>
          <table:table-cell office:value-type="float" office:value="3.29" table:style-name="ce5">
            <text:p>3.29</text:p>
          </table:table-cell>
          <table:table-cell office:value-type="float" office:value="19.740000000000002" table:formula="of:=[.E65]*[.G65]" table:style-name="ce5">
            <text:p>19.74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21">
            <text:p>AQY214S</text:p>
          </table:table-cell>
          <table:table-cell office:value-type="string" table:style-name="ce5">
            <text:p>opto isol. Relay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8" table:style-name="ce20">
            <text:p>8</text:p>
          </table:table-cell>
          <table:table-cell office:value-type="string" table:style-name="ce13">
            <text:p>AQY214S</text:p>
          </table:table-cell>
          <table:table-cell office:value-type="float" office:value="1.57" table:style-name="ce5">
            <text:p>1.57</text:p>
          </table:table-cell>
          <table:table-cell office:value-type="float" office:value="12.56" table:formula="of:=[.E66]*[.G66]" table:style-name="ce5">
            <text:p>12.56</text:p>
          </table:table-cell>
          <table:table-cell table:number-columns-repeated="980" table:style-name="ce5"/>
          <table:table-cell table:number-columns-repeated="15396"/>
        </table:table-row>
        <table:table-row table:style-name="ro2">
          <table:table-cell office:value-type="string" table:style-name="ce21">
            <text:p>ADS1675</text:p>
          </table:table-cell>
          <table:table-cell office:value-type="string" table:style-name="ce22">
            <text:p>ADC 24BIT SIGMA-DELTA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7" table:style-name="ce20">
            <text:p>7</text:p>
          </table:table-cell>
          <table:table-cell office:value-type="string" table:style-name="ce13">
            <text:p>ADS1675IPAG</text:p>
          </table:table-cell>
          <table:table-cell office:value-type="float" office:value="36.200000000000003" table:style-name="ce5">
            <text:p>36.2</text:p>
          </table:table-cell>
          <table:table-cell office:value-type="float" office:value="253.40000000000003" table:formula="of:=[.E67]*[.G67]" table:style-name="ce5">
            <text:p>253.4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LMP8350MA/NOPB</text:p>
          </table:table-cell>
          <table:table-cell office:value-type="string" table:style-name="ce5">
            <text:p>diff. Opamp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7" table:style-name="ce20">
            <text:p>7</text:p>
          </table:table-cell>
          <table:table-cell office:value-type="string" table:style-name="ce4">
            <text:p>LMP8350MA/NOPB</text:p>
          </table:table-cell>
          <table:table-cell office:value-type="float" office:value="6.16" table:style-name="ce5">
            <text:p>6.16</text:p>
          </table:table-cell>
          <table:table-cell office:value-type="float" office:value="43.120000000000005" table:formula="of:=[.E68]*[.G68]" table:style-name="ce5">
            <text:p>43.12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21">
            <text:p>PE-68386</text:p>
          </table:table-cell>
          <table:table-cell office:value-type="string" table:style-name="ce5">
            <text:p>trafo, receiver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8" table:style-name="ce20">
            <text:p>8</text:p>
          </table:table-cell>
          <table:table-cell office:value-type="string" table:style-name="ce13">
            <text:p>PE-68386NL</text:p>
          </table:table-cell>
          <table:table-cell office:value-type="float" office:value="2.1" table:style-name="ce5">
            <text:p>2.1</text:p>
          </table:table-cell>
          <table:table-cell office:value-type="float" office:value="16.8" table:formula="of:=[.E69]*[.G69]" table:style-name="ce5">
            <text:p>16.8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table:number-columns-repeated="4" table:style-name="ce5"/>
          <table:table-cell table:style-name="ce20"/>
          <table:table-cell table:style-name="ce4"/>
          <table:table-cell table:style-name="ce5"/>
          <table:table-cell office:value-type="float" office:value="0" table:formula="of:=[.E70]*[.G70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FPGA kit koji Hadzem korsiti i nauriciti jedan za mene (i ako vama treba jos jedan?)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20">
            <text:p>1</text:p>
          </table:table-cell>
          <table:table-cell table:style-name="ce4"/>
          <table:table-cell table:style-name="ce5"/>
          <table:table-cell office:value-type="float" office:value="0" table:formula="of:=[.E71]*[.G71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konektor za receiver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8" table:style-name="ce20">
            <text:p>8</text:p>
          </table:table-cell>
          <table:table-cell office:value-type="string" table:style-name="ce4">
            <text:p>TS-114-G-A</text:p>
          </table:table-cell>
          <table:table-cell table:style-name="ce5"/>
          <table:table-cell office:value-type="float" office:value="0" table:formula="of:=[.E72]*[.G72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table:number-columns-repeated="4" table:style-name="ce5"/>
          <table:table-cell table:style-name="ce20"/>
          <table:table-cell table:style-name="ce4"/>
          <table:table-cell table:style-name="ce5"/>
          <table:table-cell office:value-type="float" office:value="0" table:formula="of:=[.E73]*[.G73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Connector header (male) za NMEA tester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12" table:style-name="ce5">
            <text:p>12</text:p>
          </table:table-cell>
          <table:table-cell office:value-type="string" table:style-name="ce25">
            <text:p>2029030-2<text:s/></text:p>
          </table:table-cell>
          <table:table-cell table:style-name="ce5"/>
          <table:table-cell office:value-type="float" office:value="0" table:formula="of:=[.E74]*[.G74]" table:style-name="ce5">
            <text:p>0</text:p>
          </table:table-cell>
          <table:table-cell table:style-name="ce5"/>
          <table:table-cell table:number-columns-repeated="16375" table:style-name="ce24"/>
        </table:table-row>
        <table:table-row table:style-name="ro1">
          <table:table-cell office:value-type="string" table:style-name="ce5">
            <text:p>Housing Connector (female) za NEMA tester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12" table:style-name="ce20">
            <text:p>12</text:p>
          </table:table-cell>
          <table:table-cell office:value-type="string" table:style-name="ce4">
            <text:p>2029047-2</text:p>
          </table:table-cell>
          <table:table-cell table:style-name="ce5"/>
          <table:table-cell office:value-type="float" office:value="0" table:formula="of:=[.E75]*[.G75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CONN SOCKET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24" table:style-name="ce20">
            <text:p>24</text:p>
          </table:table-cell>
          <table:table-cell office:value-type="string" table:style-name="ce4">
            <text:p>794611-1</text:p>
          </table:table-cell>
          <table:table-cell table:style-name="ce5"/>
          <table:table-cell office:value-type="float" office:value="0" table:formula="of:=[.E76]*[.G76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CONN SOCKET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24" table:style-name="ce20">
            <text:p>24</text:p>
          </table:table-cell>
          <table:table-cell office:value-type="string" table:style-name="ce4">
            <text:p>1-794607-1<text:s/></text:p>
          </table:table-cell>
          <table:table-cell table:style-name="ce5"/>
          <table:table-cell office:value-type="float" office:value="0" table:formula="of:=[.E77]*[.G77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5"/>
          <table:table-cell table:style-name="ce20"/>
          <table:table-cell table:style-name="ce4"/>
          <table:table-cell office:value-type="string" table:style-name="ce23">
            <text:p>TOTAL</text:p>
          </table:table-cell>
          <table:table-cell office:value-type="float" office:value="738.6" table:formula="of:=SUM([.H2:.H79])" table:style-name="ce23">
            <text:p>738.6</text:p>
          </table:table-cell>
          <table:table-cell office:value-type="string" table:style-name="ce5">
            <text:p>Ovdje nije bas sve skupa, bice malo skuplje</text:p>
          </table:table-cell>
          <table:table-cell table:number-columns-repeated="16375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Segoe UI" svg:font-family="&quot;Segoe UI&quot;"/>
    <style:font-face style:name="Arial2" svg:font-family="Arial2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Ernad Secic</dc:creator>
    <dc:date>2019-09-17T16:11:07Z</dc:date>
    <meta:editing-cycles>2</meta:editing-cycles>
    <meta:editing-duration>PT22074S</meta:editing-duration>
  </office:meta>
</office:document-meta>
</file>